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8069092394820035" text:style-name="L1">
        <text:list-header>
          <text:p text:style-name="P3">PROBABILITY - 1</text:p>
          <text:p text:style-name="P2"/>
          <text:p text:style-name="P2"/>
        </text:list-header>
        <text:list-item>
          <text:p text:style-name="P2">What is the probability of choosing a king from a standard deck of playing cards?</text:p>
        </text:list-item>
        <text:list-item>
          <text:p text:style-name="P2">What is the probability of getting an odd number when rolling a single 6 - sided dice?</text:p>
        </text:list-item>
        <text:list-item>
          <text:p text:style-name="P4"><text:s/>What is the probability of landing on a prime number after spinning a spinner with 7 equal sectors numbered 1 through 7?</text:p>
        </text:list-item>
        <text:list-item>
          <text:p text:style-name="P4">What is the probability of choosing a queen, a king or an ace from a standard deck of playing cards?</text:p>
        </text:list-item>
        <text:list-item>
          <text:p text:style-name="P4">When two dice are rolled, what is the probability of getting both numbers same? </text:p>
        </text:list-item>
        <text:list-item>
          <text:p text:style-name="P4">When two dice are rolled, what is the probability of getting a sum of 8 ?</text:p>
        </text:list-item>
        <text:list-item>
          <text:p text:style-name="P4">When two dice are rolled, what is the probability of getting a sum greater than 5?</text:p>
        </text:list-item>
        <text:list-item>
          <text:p text:style-name="P4">Two coins are tossed, what is the probability that both of them are heads?</text:p>
        </text:list-item>
        <text:list-item>
          <text:p text:style-name="P4">What is the probability of <text:s/>choosing a green marble from a jar containing 5 red , 6 green and 4 blue marbles?</text:p>
        </text:list-item>
        <text:list-item>
          <text:p text:style-name="P4">If two marbles are chosen, what is the probability of choosing two red marbles from the above jar?</text:p>
        </text:list-item>
        <text:list-item>
          <text:p text:style-name="P4">If two marbles are chosen, what is the probability of choosing one red and one blue marble from the above jar?</text:p>
        </text:list-item>
      </text:list>
      <text:p text:style-name="P1"/>
      <text:list xml:id="list2140733007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10-11T14:06:47</meta:creation-date>
    <dc:date>2014-10-13T14:00:51</dc:date>
    <dc:creator>Vasundhara Gadiyaram</dc:creator>
    <meta:editing-duration>PT1H31M41S</meta:editing-duration>
    <meta:editing-cycles>5</meta:editing-cycles>
    <meta:generator>OpenOffice/4.0.1$Unix OpenOffice.org_project/401m5$Build-9714</meta:generator>
    <meta:document-statistic meta:table-count="0" meta:image-count="0" meta:object-count="0" meta:page-count="1" meta:paragraph-count="12" meta:word-count="209" meta:character-count="1053"/>
  </office:meta>
</office:document-meta>
</file>